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ask Assignments</text:p>
      <text:p text:style-name="Standard">Farmer John wants his F (7 &lt;= F &lt;= 10,000) cows, which are labeled from 1 to F, <text:s/>to complete a set of K (1 &lt;= K &lt;= 100) tasks for him. To pick which cows he wants to do tasks, he starts with cow L (1 &lt;= L &lt;= F) and then assigns every Ith cow (1 &lt;= I &lt;= F) after cow L to the task. Determine how many cows do not have to do tasks.</text:p>
      <text:p text:style-name="Standard"/>
      <text:p text:style-name="Standard">For example, say Farmer John has 25 cows and 4 tasks. </text:p>
      <text:p text:style-name="Standard"/>
      <text:p text:style-name="Standard"><text:s text:c="5"/>. . . . . . . . . . . . . . . . . . . . . . . . .</text:p>
      <text:p text:style-name="Standard">For task 1, Farmer John starts at cow 1 and chooses every 5th cow. </text:p>
      <text:p text:style-name="Standard"/>
      <text:p text:style-name="Standard"><text:s text:c="5"/>1 . . . . 1 . . . . 1 . . . . 1 . . . . 1 . . . .</text:p>
      <text:p text:style-name="Standard">For task 2, Farmer John starts at cow 4 and chooses every 3rd cow. </text:p>
      <text:p text:style-name="Standard"/>
      <text:p text:style-name="Standard"><text:s text:c="5"/>1 . . 2 . 1 2 . . 2 1 . 2 . . 1 . . 2 . 1 2 . . 2</text:p>
      <text:p text:style-name="Standard">For task 3, Farmer John starts at cow 1 and chooses every 8th cow. </text:p>
      <text:p text:style-name="Standard"/>
      <text:p text:style-name="Standard"><text:s text:c="5"/>1 . . 2 . 1 2 . 3 2 1 . 2 . . 1 3 . 2 . 1 2 . . 2</text:p>
      <text:p text:style-name="Standard">For task 4, Farmer John starts at cow 2 and chooses every 4th cow. </text:p>
      <text:p text:style-name="Standard"/>
      <text:p text:style-name="Standard"><text:s text:c="5"/>1 4 . 2 . 1 2 . 3 2 1 . 2 4 . 1 3 4 2 . 1 2 . . 2</text:p>
      <text:p text:style-name="Standard">There are 8 cows that don’t have to do any tasks.</text:p>
      <text:p text:style-name="Standard"/>
      <text:p text:style-name="Standard">INPUT FORMAT</text:p>
      <text:p text:style-name="Standard"/>
      <text:p text:style-name="Standard">The first line of the input contains two space separated integers, F and K. The next K lines contain two space separated integers, L_i and I_i.</text:p>
      <text:p text:style-name="Standard"/>
      <text:p text:style-name="Standard">OUTPUT FORMAT</text:p>
      <text:p text:style-name="Standard"/>
      <text:p text:style-name="Standard">A single integer denoting the number of cows that are not assigned to tasks.</text:p>
      <text:p text:style-name="Standard"/>
      <text:p text:style-name="Standard">SAMPLE INPUT</text:p>
      <text:p text:style-name="Standard"/>
      <text:p text:style-name="Standard">25 4</text:p>
      <text:p text:style-name="Standard">1 5</text:p>
      <text:p text:style-name="Standard">4 3</text:p>
      <text:p text:style-name="Standard">1 8</text:p>
      <text:p text:style-name="Standard">2 4</text:p>
      <text:p text:style-name="Standard">SAMPLE OUTPUT</text:p>
      <text:p text:style-name="Standard"/>
      <text:p text:style-name="Standard">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6T01:07:22.524000000</meta:creation-date>
    <dc:date>2022-06-26T01:07:49.522000000</dc:date>
    <meta:editing-duration>PT27S</meta:editing-duration>
    <meta:editing-cycles>1</meta:editing-cycles>
    <meta:document-statistic meta:table-count="0" meta:image-count="0" meta:object-count="0" meta:page-count="1" meta:paragraph-count="25" meta:word-count="342" meta:character-count="1272" meta:non-whitespace-character-count="924"/>
    <meta:generator>LibreOffice/5.4.6.2$Windows_X86_64 LibreOffice_project/4014ce260a04f1026ba855d3b8d91541c224eab8</meta:generator>
  </office:meta>
</office:document-meta>
</file>